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61">
      <style:table-cell-properties fo:background-color="#fff200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61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number-columns-repeated="1015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nstance</text:p>
          </table:table-cell>
          <table:table-cell table:style-name="ce3" office:value-type="string" calcext:value-type="string" table:number-columns-spanned="2" table:number-rows-spanned="1">
            <text:p>CPX basic method (TL 5m)</text:p>
          </table:table-cell>
          <table:covered-table-cell/>
          <table:table-cell table:style-name="ce3" office:value-type="string" calcext:value-type="string" table:number-columns-spanned="2" table:number-rows-spanned="1">
            <text:p>CPX lazy constraint (TL 5m)</text:p>
          </table:table-cell>
          <table:covered-table-cell/>
          <table:table-cell table:style-name="ce3" office:value-type="string" calcext:value-type="string" table:number-columns-spanned="2" table:number-rows-spanned="1">
            <text:p>CPX lazy callback (TL 5m)</text:p>
          </table:table-cell>
          <table:covered-table-cell/>
          <table:table-cell table:style-name="ce3" office:value-type="string" calcext:value-type="string" table:number-columns-spanned="2" table:number-rows-spanned="1">
            <text:p>Loop Method (60sx5m)</text:p>
          </table:table-cell>
          <table:covered-table-cell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24538725" calcext:value-type="float">
            <text:p>2,45E+07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20466152" calcext:value-type="float">
            <text:p>2,05E+07</text:p>
          </table:table-cell>
          <table:table-cell office:value-type="float" office:value="297" calcext:value-type="float">
            <text:p>297</text:p>
          </table:table-cell>
          <table:table-cell office:value-type="float" office:value="19817279" calcext:value-type="float">
            <text:p>1,98E+07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table:style-name="ce6" office:value-type="string" calcext:value-type="string">
            <text:p>nan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21602350" calcext:value-type="float">
            <text:p>2,16E+07</text:p>
          </table:table-cell>
          <table:table-cell office:value-type="float" office:value="300" calcext:value-type="float">
            <text:p>300</text:p>
          </table:table-cell>
          <table:table-cell office:value-type="float" office:value="4020597222" calcext:value-type="float">
            <text:p>4,02E+09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25751915" calcext:value-type="float">
            <text:p>2,58E+07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7022487941" calcext:value-type="float">
            <text:p>7,02E+09</text:p>
          </table:table-cell>
          <table:table-cell office:value-type="float" office:value="300" calcext:value-type="float">
            <text:p>300</text:p>
          </table:table-cell>
          <table:table-cell office:value-type="float" office:value="23468538" calcext:value-type="float">
            <text:p>2,35E+07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style-name="ce6" office:value-type="float" office:value="31386005" calcext:value-type="float">
            <text:p>3,14E+07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24816674" calcext:value-type="float">
            <text:p>2,48E+07</text:p>
          </table:table-cell>
          <table:table-cell office:value-type="float" office:value="295" calcext:value-type="float">
            <text:p>295</text:p>
          </table:table-cell>
          <table:table-cell office:value-type="float" office:value="24777895" calcext:value-type="float">
            <text:p>2,48E+07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100145583" calcext:value-type="float">
            <text:p>1,00E+08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7023321384" calcext:value-type="float">
            <text:p>7,02E+09</text:p>
          </table:table-cell>
          <table:table-cell office:value-type="float" office:value="300" calcext:value-type="float">
            <text:p>300</text:p>
          </table:table-cell>
          <table:table-cell office:value-type="float" office:value="23999876" calcext:value-type="float">
            <text:p>2,40E+07</text:p>
          </table:table-cell>
          <table:table-cell office:value-type="float" office:value="60" calcext:value-type="float">
            <text:p>60</text:p>
          </table:table-cell>
          <table:table-cell office:value-type="float" office:value="70025262335" calcext:value-type="float">
            <text:p>7,00E+10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table:style-name="ce6" office:value-type="string" calcext:value-type="string">
            <text:p>nan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4024866765" calcext:value-type="float">
            <text:p>4,02E+09</text:p>
          </table:table-cell>
          <table:table-cell office:value-type="float" office:value="300" calcext:value-type="float">
            <text:p>300</text:p>
          </table:table-cell>
          <table:table-cell office:value-type="float" office:value="3024745874" calcext:value-type="float">
            <text:p>3,02E+09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555171" calcext:value-type="float">
            <text:p>8,56E+0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8555171" calcext:value-type="float">
            <text:p>8,56E+06</text:p>
          </table:table-cell>
          <table:table-cell table:style-name="ce4"/>
          <table:table-cell table:style-name="ce7"/>
          <table:table-cell office:value-type="float" office:value="4" calcext:value-type="float">
            <text:p>4</text:p>
          </table:table-cell>
          <table:table-cell office:value-type="float" office:value="8555171" calcext:value-type="float">
            <text:p>8,56E+06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8806839" calcext:value-type="float">
            <text:p>8,81E+06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8806839" calcext:value-type="float">
            <text:p>8,81E+06</text:p>
          </table:table-cell>
          <table:table-cell office:value-type="float" office:value="192" calcext:value-type="float">
            <text:p>192</text:p>
          </table:table-cell>
          <table:table-cell office:value-type="float" office:value="8806839" calcext:value-type="float">
            <text:p>8,81E+06</text:p>
          </table:table-cell>
          <table:table-cell office:value-type="float" office:value="7" calcext:value-type="float">
            <text:p>7</text:p>
          </table:table-cell>
          <table:table-cell office:value-type="float" office:value="8806839" calcext:value-type="float">
            <text:p>8,81E+06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style-name="ce6" office:value-type="float" office:value="10056670" calcext:value-type="float">
            <text:p>1,01E+07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10056670" calcext:value-type="float">
            <text:p>1,01E+07</text:p>
          </table:table-cell>
          <table:table-cell office:value-type="float" office:value="3" calcext:value-type="float">
            <text:p>3</text:p>
          </table:table-cell>
          <table:table-cell office:value-type="float" office:value="10056670" calcext:value-type="float">
            <text:p>1,01E+07</text:p>
          </table:table-cell>
          <table:table-cell office:value-type="float" office:value="2" calcext:value-type="float">
            <text:p>2</text:p>
          </table:table-cell>
          <table:table-cell office:value-type="float" office:value="10056670" calcext:value-type="float">
            <text:p>1,01E+0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303320" calcext:value-type="float">
            <text:p>1,03E+07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0303320" calcext:value-type="float">
            <text:p>1,03E+07</text:p>
          </table:table-cell>
          <table:table-cell office:value-type="float" office:value="24" calcext:value-type="float">
            <text:p>24</text:p>
          </table:table-cell>
          <table:table-cell office:value-type="float" office:value="10303320" calcext:value-type="float">
            <text:p>1,03E+07</text:p>
          </table:table-cell>
          <table:table-cell office:value-type="float" office:value="10" calcext:value-type="float">
            <text:p>10</text:p>
          </table:table-cell>
          <table:table-cell office:value-type="float" office:value="10303320" calcext:value-type="float">
            <text:p>1,03E+07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8604209" calcext:value-type="float">
            <text:p>8,60E+0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8604209" calcext:value-type="float">
            <text:p>8,60E+06</text:p>
          </table:table-cell>
          <table:table-cell table:style-name="ce4"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604209" calcext:value-type="float">
            <text:p>8,60E+06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8933494" calcext:value-type="float">
            <text:p>8,93E+06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8933494" calcext:value-type="float">
            <text:p>8,93E+06</text:p>
          </table:table-cell>
          <table:table-cell office:value-type="float" office:value="9" calcext:value-type="float">
            <text:p>9</text:p>
          </table:table-cell>
          <table:table-cell office:value-type="float" office:value="8933494" calcext:value-type="float">
            <text:p>8,93E+06</text:p>
          </table:table-cell>
          <table:table-cell office:value-type="float" office:value="4" calcext:value-type="float">
            <text:p>4</text:p>
          </table:table-cell>
          <table:table-cell office:value-type="float" office:value="8933494" calcext:value-type="float">
            <text:p>8,93E+06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0173932" calcext:value-type="float">
            <text:p>1,02E+07</text:p>
          </table:table-cell>
          <table:table-cell office:value-type="float" office:value="26" calcext:value-type="float">
            <text:p>26</text:p>
          </table:table-cell>
          <table:table-cell table:style-name="ce6" office:value-type="float" office:value="10173932" calcext:value-type="float">
            <text:p>1,02E+07</text:p>
          </table:table-cell>
          <table:table-cell office:value-type="float" office:value="12" calcext:value-type="float">
            <text:p>12</text:p>
          </table:table-cell>
          <table:table-cell office:value-type="float" office:value="10173932" calcext:value-type="float">
            <text:p>1,02E+07</text:p>
          </table:table-cell>
          <table:table-cell office:value-type="float" office:value="3" calcext:value-type="float">
            <text:p>3</text:p>
          </table:table-cell>
          <table:table-cell office:value-type="float" office:value="10173932" calcext:value-type="float">
            <text:p>1,02E+0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10348431" calcext:value-type="float">
            <text:p>1,03E+07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0348431" calcext:value-type="float">
            <text:p>1,03E+07</text:p>
          </table:table-cell>
          <table:table-cell office:value-type="float" office:value="34" calcext:value-type="float">
            <text:p>34</text:p>
          </table:table-cell>
          <table:table-cell office:value-type="float" office:value="10348431" calcext:value-type="float">
            <text:p>1,03E+07</text:p>
          </table:table-cell>
          <table:table-cell office:value-type="float" office:value="5" calcext:value-type="float">
            <text:p>5</text:p>
          </table:table-cell>
          <table:table-cell office:value-type="float" office:value="10348431" calcext:value-type="float">
            <text:p>1,03E+0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table:style-name="ce6" office:value-type="float" office:value="8054845" calcext:value-type="float">
            <text:p>8,05E+06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054845" calcext:value-type="float">
            <text:p>8,05E+06</text:p>
          </table:table-cell>
          <table:table-cell office:value-type="float" office:value="30" calcext:value-type="float">
            <text:p>30</text:p>
          </table:table-cell>
          <table:table-cell office:value-type="float" office:value="8054845" calcext:value-type="float">
            <text:p>8,05E+06</text:p>
          </table:table-cell>
          <table:table-cell office:value-type="float" office:value="21" calcext:value-type="float">
            <text:p>21</text:p>
          </table:table-cell>
          <table:table-cell office:value-type="float" office:value="8054845" calcext:value-type="float">
            <text:p>8,05E+06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table:style-name="ce6" office:value-type="float" office:value="8560009" calcext:value-type="float">
            <text:p>8,56E+06</text:p>
          </table:table-cell>
          <table:table-cell office:value-type="float" office:value="142" calcext:value-type="float">
            <text:p>142</text:p>
          </table:table-cell>
          <table:table-cell table:style-name="ce6" office:value-type="float" office:value="8560009" calcext:value-type="float">
            <text:p>8,56E+06</text:p>
          </table:table-cell>
          <table:table-cell office:value-type="float" office:value="300" calcext:value-type="float">
            <text:p>300</text:p>
          </table:table-cell>
          <table:table-cell office:value-type="float" office:value="8560009" calcext:value-type="float">
            <text:p>8,56E+06</text:p>
          </table:table-cell>
          <table:table-cell office:value-type="float" office:value="60" calcext:value-type="float">
            <text:p>60</text:p>
          </table:table-cell>
          <table:table-cell office:value-type="float" office:value="8560009" calcext:value-type="float">
            <text:p>8,56E+0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8357196" calcext:value-type="float">
            <text:p>8,36E+06</text:p>
          </table:table-cell>
          <table:table-cell office:value-type="float" office:value="140" calcext:value-type="float">
            <text:p>140</text:p>
          </table:table-cell>
          <table:table-cell table:style-name="ce6" office:value-type="float" office:value="8357196" calcext:value-type="float">
            <text:p>8,36E+06</text:p>
          </table:table-cell>
          <table:table-cell office:value-type="float" office:value="300" calcext:value-type="float">
            <text:p>300</text:p>
          </table:table-cell>
          <table:table-cell office:value-type="float" office:value="8357196" calcext:value-type="float">
            <text:p>8,36E+06</text:p>
          </table:table-cell>
          <table:table-cell office:value-type="float" office:value="60" calcext:value-type="float">
            <text:p>60</text:p>
          </table:table-cell>
          <table:table-cell office:value-type="float" office:value="8357196" calcext:value-type="float">
            <text:p>8,36E+06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table:style-name="ce6" office:value-type="float" office:value="9178500" calcext:value-type="float">
            <text:p>9,18E+06</text:p>
          </table:table-cell>
          <table:table-cell office:value-type="float" office:value="161" calcext:value-type="float">
            <text:p>161</text:p>
          </table:table-cell>
          <table:table-cell table:style-name="ce6" office:value-type="float" office:value="9178500" calcext:value-type="float">
            <text:p>9,18E+06</text:p>
          </table:table-cell>
          <table:table-cell office:value-type="float" office:value="46" calcext:value-type="float">
            <text:p>46</text:p>
          </table:table-cell>
          <table:table-cell office:value-type="float" office:value="9208904" calcext:value-type="float">
            <text:p>9,21E+06</text:p>
          </table:table-cell>
          <table:table-cell office:value-type="float" office:value="60" calcext:value-type="float">
            <text:p>60</text:p>
          </table:table-cell>
          <table:table-cell office:value-type="float" office:value="9267044" calcext:value-type="float">
            <text:p>9,27E+06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199013884" calcext:value-type="float">
            <text:p>1,99E+08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12036736582" calcext:value-type="float">
            <text:p>1,20E+10</text:p>
          </table:table-cell>
          <table:table-cell office:value-type="float" office:value="300" calcext:value-type="float">
            <text:p>300</text:p>
          </table:table-cell>
          <table:table-cell office:value-type="float" office:value="13034420802" calcext:value-type="float">
            <text:p>1,30E+10</text:p>
          </table:table-cell>
          <table:table-cell office:value-type="float" office:value="60" calcext:value-type="float">
            <text:p>60</text:p>
          </table:table-cell>
          <table:table-cell office:value-type="float" office:value="45022467874" calcext:value-type="float">
            <text:p>4,50E+10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116819390" calcext:value-type="float">
            <text:p>1,17E+08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8041800997" calcext:value-type="float">
            <text:p>8,04E+09</text:p>
          </table:table-cell>
          <table:table-cell office:value-type="float" office:value="117" calcext:value-type="float">
            <text:p>117</text:p>
          </table:table-cell>
          <table:table-cell office:value-type="float" office:value="15036654409" calcext:value-type="float">
            <text:p>1,50E+10</text:p>
          </table:table-cell>
          <table:table-cell office:value-type="float" office:value="60" calcext:value-type="float">
            <text:p>60</text:p>
          </table:table-cell>
          <table:table-cell office:value-type="float" office:value="31028445555" calcext:value-type="float">
            <text:p>3,10E+10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23357854" calcext:value-type="float">
            <text:p>2,34E+07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7029077001" calcext:value-type="float">
            <text:p>7,03E+09</text:p>
          </table:table-cell>
          <table:table-cell office:value-type="float" office:value="300" calcext:value-type="float">
            <text:p>300</text:p>
          </table:table-cell>
          <table:table-cell office:value-type="float" office:value="22937658" calcext:value-type="float">
            <text:p>2,29E+07</text:p>
          </table:table-cell>
          <table:table-cell office:value-type="float" office:value="60" calcext:value-type="float">
            <text:p>60</text:p>
          </table:table-cell>
          <table:table-cell office:value-type="float" office:value="90002517674" calcext:value-type="float">
            <text:p>9,00E+10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office:value-type="float" office:value="299" calcext:value-type="float">
            <text:p>299</text:p>
          </table:table-cell>
          <table:table-cell office:value-type="float" office:value="23942619" calcext:value-type="float">
            <text:p>2,39E+07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an</text:p>
          </table:table-cell>
          <table:table-cell table:style-name="ce6" office:value-type="string" calcext:value-type="string">
            <text:p>nan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17024185280" calcext:value-type="float">
            <text:p>1,70E+10</text:p>
          </table:table-cell>
          <table:table-cell office:value-type="float" office:value="204" calcext:value-type="float">
            <text:p>204</text:p>
          </table:table-cell>
          <table:table-cell office:value-type="float" office:value="12024720134" calcext:value-type="float">
            <text:p>1,20E+10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an</text:p>
          </table:table-cell>
          <table:table-cell table:style-name="ce6" office:value-type="string" calcext:value-type="string">
            <text:p>nan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100000000000" calcext:value-type="float">
            <text:p>1,00E+11</text:p>
          </table:table-cell>
          <table:table-cell office:value-type="float" office:value="2" calcext:value-type="float">
            <text:p>2</text:p>
          </table:table-cell>
          <table:table-cell office:value-type="float" office:value="93003055385" calcext:value-type="float">
            <text:p>9,30E+10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Nan : too many constraints, lock of computer</text:p>
          </table:table-cell>
          <table:covered-table-cell table:number-columns-repeated="5" table:style-name="ce5"/>
          <table:table-cell table:style-name="ce8"/>
          <table:table-cell table:style-name="ce5"/>
          <table:table-cell table:style-name="ce8"/>
          <table:table-cell table:style-name="ce5" table:number-columns-repeated="1015"/>
        </table:table-row>
        <table:table-row table:style-name="ro1">
          <table:table-cell table:style-name="ce2" office:value-type="string" calcext:value-type="string" table:number-columns-spanned="5" table:number-rows-spanned="1">
            <text:p>TL : time loop too small to have a acceptable solution</text:p>
          </table:table-cell>
          <table:covered-table-cell table:number-columns-repeated="4" table:style-name="ce5"/>
          <table:table-cell table:style-name="ce5"/>
          <table:table-cell table:style-name="ce8"/>
          <table:table-cell table:style-name="ce5"/>
          <table:table-cell table:style-name="ce8"/>
          <table:table-cell table:style-name="ce5"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0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0:14:59.676845928</meta:creation-date>
    <dc:date>2018-07-10T10:57:03.383023470</dc:date>
    <meta:editing-duration>PT19M34S</meta:editing-duration>
    <meta:editing-cycles>1</meta:editing-cycles>
    <meta:document-statistic meta:table-count="1" meta:cell-count="223" meta:object-count="0"/>
    <meta:generator>LibreOffice/5.4.6.2$Linux_X86_64 LibreOffice_project/40m0$Build-2</meta:generator>
  </office:meta>
</office:document-meta>
</file>